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2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objectwithoutfill">
      <style:graphic-properties svg:stroke-width="0.081cm" svg:stroke-color="#666666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7" style:family="graphic" style:parent-style-name="objectwithoutfill">
      <style:graphic-properties svg:stroke-width="0.081cm" svg:stroke-color="#666666" draw:marker-start-width="0.322cm" draw:marker-end="Arrow" draw:marker-end-width="0.422cm" draw:fill="solid" draw:textarea-vertical-align="middle" fo:padding-top="0.166cm" fo:padding-bottom="0.166cm" fo:padding-left="0.291cm" fo:padding-right="0.29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  <style:paragraph-properties style:writing-mode="lr-tb"/>
    </style:style>
    <style:style style:name="gr10" style:family="graphic" style:parent-style-name="standard">
      <style:graphic-properties svg:stroke-width="0.081cm" svg:stroke-color="#666666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078cm"/>
      <style:paragraph-properties style:writing-mode="lr-tb"/>
    </style:style>
    <style:style style:name="pr5" style:family="presentation" style:parent-style-name="Default-title">
      <style:graphic-properties fo:min-height="1.15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start"/>
      <style:text-properties fo:font-size="26pt" style:font-size-asian="26pt" style:font-size-complex="26pt"/>
    </style:style>
    <style:style style:name="P2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style:text-properties fo:font-size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éjà vu DB(go-seen before)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Concept:</text:span></text:p>
            <text:p text:style-name="P1"><text:span text:style-name="T1">- light weight </text:span><text:span text:style-name="T1">in-memory </text:span><text:span text:style-name="T1">nosql DB</text:span></text:p>
            <text:p text:style-name="P1"><text:span text:style-name="T1">- pure golang</text:span></text:p>
            <text:p text:style-name="P1"><text:span text:style-name="T1">- auto shard </text:span><text:span text:style-name="T1">management, </text:span><text:span text:style-name="T1">data priority </text:span><text:span text:style-name="T1">map</text:span></text:p>
            <text:p text:style-name="P1"><text:span text:style-name="T1">- raid shards </text:span><text:span text:style-name="T1">and disk </text:span><text:span text:style-name="T1">dump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078cm" svg:x="1.4cm" svg:y="0cm" presentation:class="title" presentation:user-transformed="true">
          <draw:text-box>
            <text:p><text:s text:c="7"/>connect protolcol<text:span text:style-name="T2">(</text:span><text:span text:style-name="T2">router/shard</text:span><text:span text:style-name="T2">)</text:span></text:p>
          </draw:text-box>
        </draw:frame>
        <draw:line draw:style-name="gr2" draw:text-style-name="P4" draw:layer="layout" svg:x1="7.62cm" svg:y1="2.54cm" svg:x2="7.62cm" svg:y2="15.24cm">
          <text:p/>
        </draw:line>
        <draw:line draw:style-name="gr2" draw:text-style-name="P4" draw:layer="layout" svg:x1="20.32cm" svg:y1="2.54cm" svg:x2="20.32cm" svg:y2="15.24cm">
          <text:p/>
        </draw:line>
        <draw:frame draw:style-name="gr3" draw:text-style-name="P6" draw:layer="layout" svg:width="3.81cm" svg:height="1.276cm" svg:x="3.81cm" svg:y="2.078cm">
          <draw:text-box>
            <text:p text:style-name="P5"><text:span text:style-name="T1">Dialer</text:span></text:p>
          </draw:text-box>
        </draw:frame>
        <draw:frame draw:style-name="gr4" draw:text-style-name="P6" draw:layer="layout" svg:width="3.81cm" svg:height="1.276cm" svg:x="21.59cm" svg:y="2.026cm">
          <draw:text-box>
            <text:p text:style-name="P5"><text:span text:style-name="T1">Listener</text:span></text:p>
          </draw:text-box>
        </draw:frame>
        <draw:line draw:style-name="gr5" draw:text-style-name="P4" draw:layer="layout" svg:x1="8.636cm" svg:y1="3.81cm" svg:x2="19.558cm" svg:y2="3.81cm">
          <text:p/>
        </draw:line>
        <draw:frame draw:style-name="gr6" draw:text-style-name="P7" draw:layer="layout" svg:width="7.112cm" svg:height="1.016cm" svg:x="10.414cm" svg:y="2.794cm">
          <draw:text-box>
            <text:p>Dialer send config json</text:p>
          </draw:text-box>
        </draw:frame>
        <draw:frame draw:style-name="gr4" draw:text-style-name="P7" draw:layer="layout" svg:width="6.858cm" svg:height="2.384cm" svg:x="20.574cm" svg:y="3.661cm">
          <draw:text-box>
            <text:p>Listener checks role and password</text:p>
            <text:p>Listener register dialer</text:p>
          </draw:text-box>
        </draw:frame>
        <draw:line draw:style-name="gr7" draw:text-style-name="P4" draw:layer="layout" svg:x1="19.558cm" svg:y1="6.35cm" svg:x2="8.636cm" svg:y2="6.35cm">
          <text:p/>
        </draw:line>
        <draw:frame draw:style-name="gr8" draw:text-style-name="P7" draw:layer="layout" svg:width="7.62cm" svg:height="1.673cm" svg:x="10.16cm" svg:y="5.334cm">
          <draw:text-box>
            <text:p>Listener send config json</text:p>
          </draw:text-box>
        </draw:frame>
        <draw:frame draw:style-name="gr4" draw:text-style-name="P7" draw:layer="layout" svg:width="7.112cm" svg:height="2.384cm" svg:x="0.508cm" svg:y="5.998cm">
          <draw:text-box>
            <text:p>Dialer connect to other Listener provided by the Listener</text:p>
          </draw:text-box>
        </draw:frame>
        <draw:frame draw:style-name="gr9" draw:text-style-name="P7" draw:layer="layout" svg:width="5.334cm" svg:height="0.962cm" svg:x="11.176cm" svg:y="7.674cm">
          <draw:text-box>
            <text:p>Main Event Loop</text:p>
          </draw:text-box>
        </draw:frame>
        <draw:line draw:style-name="gr10" draw:text-style-name="P8" draw:layer="layout" svg:x1="8.636cm" svg:y1="8.89cm" svg:x2="19.558cm" svg:y2="8.89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1.737cm" svg:x="1.4cm" svg:y="0.041cm" presentation:class="title" presentation:user-transformed="true">
          <draw:text-box>
            <text:p>routers</text:p>
          </draw:text-box>
        </draw:frame>
        <draw:frame presentation:style-name="pr6" draw:text-style-name="P9" draw:layer="layout" svg:width="25.199cm" svg:height="13.462cm" svg:x="1.4cm" svg:y="1.778cm" presentation:class="outline" presentation:user-transformed="true">
          <draw:text-box>
            <text:list text:style-name="L4">
              <text:list-item>
                <text:p text:style-name="P9">Load balance</text:p>
              </text:list-item>
              <text:list-item>
                <text:p text:style-name="P9">Sync maps with other rout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3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3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10:40:37.097191481</meta:creation-date>
    <dc:date>2021-06-23T17:34:28.952721300</dc:date>
    <meta:editing-duration>PT8M52S</meta:editing-duration>
    <meta:editing-cycles>2</meta:editing-cycles>
    <meta:generator>LibreOffice/6.4.7.2$Linux_X86_64 LibreOffice_project/40$Build-2</meta:generator>
    <meta:document-statistic meta:object-count="44"/>
  </office:meta>
</office:document-meta>
</file>